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ext_20_body" style:list-style-name="L22">
      <style:paragraph-properties fo:margin-top="0in" fo:margin-bottom="0in"/>
    </style:style>
    <style:style style:name="P31" style:family="paragraph" style:parent-style-name="Text_20_body" style:list-style-name="L23">
      <style:paragraph-properties fo:margin-top="0in" fo:margin-bottom="0in"/>
    </style:style>
    <style:style style:name="P32" style:family="paragraph" style:parent-style-name="Text_20_body" style:list-style-name="L24">
    </style:style>
    <style:style style:name="P33" style:family="paragraph" style:parent-style-name="Text_20_body" style:list-style-name="L25">
      <style:paragraph-properties fo:margin-top="0in" fo:margin-bottom="0in"/>
    </style:style>
    <style:style style:name="P34" style:family="paragraph" style:parent-style-name="Text_20_body" style:list-style-name="L26">
      <style:paragraph-properties fo:margin-top="0in" fo:margin-bottom="0in"/>
    </style:style>
    <style:style style:name="P35" style:family="paragraph" style:parent-style-name="Text_20_body" style:list-style-name="L27">
      <style:paragraph-properties fo:margin-top="0in" fo:margin-bottom="0in"/>
    </style:style>
    <style:style style:name="P36" style:family="paragraph" style:parent-style-name="Text_20_body" style:list-style-name="L28">
      <style:paragraph-properties fo:margin-top="0in" fo:margin-bottom="0in"/>
    </style:style>
    <style:style style:name="P37" style:family="paragraph" style:parent-style-name="Text_20_body" style:list-style-name="L29">
      <style:paragraph-properties fo:margin-top="0in" fo:margin-bottom="0in"/>
    </style:style>
    <style:style style:name="P38" style:family="paragraph" style:parent-style-name="Text_20_body" style:list-style-name="L30">
      <style:paragraph-properties fo:margin-top="0in" fo:margin-bottom="0in"/>
    </style:style>
    <style:style style:name="P39" style:family="paragraph" style:parent-style-name="Text_20_body" style:list-style-name="L31">
      <style:paragraph-properties fo:margin-top="0in" fo:margin-bottom="0in"/>
    </style:style>
    <style:style style:name="P40" style:family="paragraph" style:parent-style-name="Text_20_body" style:list-style-name="L32">
      <style:paragraph-properties fo:margin-top="0in" fo:margin-bottom="0in"/>
    </style:style>
    <style:style style:name="P41" style:family="paragraph" style:parent-style-name="Text_20_body" style:list-style-name="L33">
      <style:paragraph-properties fo:margin-top="0in" fo:margin-bottom="0in"/>
    </style:style>
    <style:style style:name="P42" style:family="paragraph" style:parent-style-name="Text_20_body" style:list-style-name="L34">
      <style:paragraph-properties fo:margin-top="0in" fo:margin-bottom="0in"/>
    </style:style>
    <style:style style:name="P43" style:family="paragraph" style:parent-style-name="Text_20_body" style:list-style-name="L35">
      <style:paragraph-properties fo:margin-top="0in" fo:margin-bottom="0in"/>
    </style:style>
    <style:style style:name="P44" style:family="paragraph" style:parent-style-name="Text_20_body" style:list-style-name="L36">
      <style:paragraph-properties fo:margin-top="0in" fo:margin-bottom="0in"/>
    </style:style>
    <style:style style:name="P45" style:family="paragraph" style:parent-style-name="Text_20_body" style:list-style-name="L37">
      <style:paragraph-properties fo:margin-top="0in" fo:margin-bottom="0in"/>
    </style:style>
    <style:style style:name="P46" style:family="paragraph" style:parent-style-name="Text_20_body" style:list-style-name="L38">
      <style:paragraph-properties fo:margin-top="0in" fo:margin-bottom="0in"/>
    </style:style>
    <style:style style:name="P47" style:family="paragraph" style:parent-style-name="Text_20_body" style:list-style-name="L39">
      <style:paragraph-properties fo:margin-top="0in" fo:margin-bottom="0in"/>
    </style:style>
    <style:style style:name="P48" style:family="paragraph" style:parent-style-name="Text_20_body" style:list-style-name="L40">
      <style:paragraph-properties fo:margin-top="0in" fo:margin-bottom="0in"/>
    </style:style>
    <style:style style:name="P49" style:family="paragraph" style:parent-style-name="Text_20_body" style:list-style-name="L41">
      <style:paragraph-properties fo:margin-top="0in" fo:margin-bottom="0in"/>
    </style:style>
    <style:style style:name="P50" style:family="paragraph" style:parent-style-name="Text_20_body" style:list-style-name="L42">
      <style:paragraph-properties fo:margin-top="0in" fo:margin-bottom="0in"/>
    </style:style>
    <style:style style:name="P51" style:family="paragraph" style:parent-style-name="Text_20_body" style:list-style-name="L43">
      <style:paragraph-properties fo:margin-top="0in" fo:margin-bottom="0in"/>
    </style:style>
    <style:style style:name="P52" style:family="paragraph" style:parent-style-name="Text_20_body" style:list-style-name="L44">
      <style:paragraph-properties fo:margin-top="0in" fo:margin-bottom="0in"/>
    </style:style>
    <style:style style:name="P53" style:family="paragraph" style:parent-style-name="Text_20_body" style:list-style-name="L45">
      <style:paragraph-properties fo:margin-top="0in" fo:margin-bottom="0in"/>
    </style:style>
    <style:style style:name="P54" style:family="paragraph" style:parent-style-name="Text_20_body" style:list-style-name="L46">
    </style:style>
    <style:style style:name="P55" style:family="paragraph" style:parent-style-name="Text_20_body" style:list-style-name="L47">
      <style:paragraph-properties fo:margin-top="0in" fo:margin-bottom="0in"/>
    </style:style>
    <style:style style:name="P56" style:family="paragraph" style:parent-style-name="Text_20_body" style:list-style-name="L48">
      <style:paragraph-properties fo:margin-top="0in" fo:margin-bottom="0in"/>
    </style:style>
    <style:style style:name="P57" style:family="paragraph" style:parent-style-name="Text_20_body" style:list-style-name="L49">
      <style:paragraph-properties fo:margin-top="0in" fo:margin-bottom="0in"/>
    </style:style>
    <style:style style:name="P58" style:family="paragraph" style:parent-style-name="Text_20_body" style:list-style-name="L50">
      <style:paragraph-properties fo:margin-top="0in" fo:margin-bottom="0in"/>
    </style:style>
    <style:style style:name="P59" style:family="paragraph" style:parent-style-name="Text_20_body" style:list-style-name="L51">
      <style:paragraph-properties fo:margin-top="0in" fo:margin-bottom="0in"/>
    </style:style>
    <style:style style:name="P60" style:family="paragraph" style:parent-style-name="Text_20_body" style:list-style-name="L52">
      <style:paragraph-properties fo:margin-top="0in" fo:margin-bottom="0in"/>
    </style:style>
    <style:style style:name="P61" style:family="paragraph" style:parent-style-name="Text_20_body" style:list-style-name="L53">
      <style:paragraph-properties fo:margin-top="0in" fo:margin-bottom="0in"/>
    </style:style>
    <style:style style:name="P62" style:family="paragraph" style:parent-style-name="Text_20_body" style:list-style-name="L54">
      <style:paragraph-properties fo:margin-top="0in" fo:margin-bottom="0in"/>
    </style:style>
    <style:style style:name="P63" style:family="paragraph" style:parent-style-name="Text_20_body" style:list-style-name="L55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56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7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Text_20_body" style:list-style-name="L58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59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0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Text_20_body" style:list-style-name="L6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urso de R básico</text:p>
      <text:p text:style-name="Author">Sergio Pedro R Oliveira</text:p>
      <text:p text:style-name="Date">2023-04-28</text:p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<text:span text:style-name="Source_Text">CRTL + Enter</text:span>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Source_Text">CTRL + 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Source_Text">-&gt;</text:span>’ ou ‘<text:span text:style-name="Source_Text">&lt;-</text:span>’.<text:line-break/></text:p>
        </text:list-item>
        <text:list-item>
          <text:p text:style-name="P10">Atribuição de <text:span text:style-name="T1">funções</text:span> utilizar o sinal ‘<text:span text:style-name="Source_Text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Source_Text">Help</text:span>.<text:line-break/></text:p>
        </text:list-item>
        <text:list-item>
          <text:p text:style-name="P15">Sintaxe:<text:line-break/><text:span text:style-name="Source_Text">?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Source_Text">summary()</text:span> retorna o resumo de variaveis.<text:line-break/></text:p>
        </text:list-item>
        <text:list-item>
          <text:p text:style-name="P17">O retorno depende do argumento (se for um vetor, uma lista, um data.frame).<text:line-break/></text:p>
        </text:list-item>
        <text:list-item>
          <text:p text:style-name="P17">O retorno para uma matriz ou <text:span text:style-name="Source_Text">data.frame</text:span>, vai ser os metodos aplicados a cada campo/coluna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Source_Text">summary(nome_variavel)</text:span>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<text:span text:style-name="Source_Text">class()</text:span>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Source_Text">class(argumento)</text:span>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<text:span text:style-name="Source_Text">str()</text:span>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Source_Text">str(argumento)</text:span>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h text:style-name="Heading_20_2" text:outline-level="2"><text:bookmark-start text:name="operadores-básicos"/>7.1 Operadores básicos<text:bookmark-end text:name="operadores-básicos"/></text:h>
      <text:p text:style-name="TableCaption">Operadores Básico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2">Operador Básico</text:p>
            </table:table-cell>
            <table:table-cell table:style-name="TableHeaderRowCell" office:value-type="string">
              <text:p text:style-name="P23">Símbolo</text:p>
            </table:table-cell>
          </table:table-row>
        </table:table-header-rows>
        <table:table-row>
          <table:table-cell table:style-name="TableRowCell" office:value-type="string">
            <text:p text:style-name="P24">Soma</text:p>
          </table:table-cell>
          <table:table-cell table:style-name="TableRowCell" office:value-type="string">
            <text:p text:style-name="P25">+</text:p>
          </table:table-cell>
        </table:table-row>
        <table:table-row>
          <table:table-cell table:style-name="TableRowCell" office:value-type="string">
            <text:p text:style-name="P24">Subtração</text:p>
          </table:table-cell>
          <table:table-cell table:style-name="TableRowCell" office:value-type="string">
            <text:p text:style-name="P25">-</text:p>
          </table:table-cell>
        </table:table-row>
        <table:table-row>
          <table:table-cell table:style-name="TableRowCell" office:value-type="string">
            <text:p text:style-name="P24">Divisão</text:p>
          </table:table-cell>
          <table:table-cell table:style-name="TableRowCell" office:value-type="string">
            <text:p text:style-name="P25">/</text:p>
          </table:table-cell>
        </table:table-row>
        <table:table-row>
          <table:table-cell table:style-name="TableRowCell" office:value-type="string">
            <text:p text:style-name="P24">Multiplicação</text:p>
          </table:table-cell>
          <table:table-cell table:style-name="TableRowCell" office:value-type="string">
            <text:p text:style-name="P25">*</text:p>
          </table:table-cell>
        </table:table-row>
        <table:table-row>
          <table:table-cell table:style-name="TableRowCell" office:value-type="string">
            <text:p text:style-name="P24">Potencia</text:p>
          </table:table-cell>
          <table:table-cell table:style-name="TableRowCell" office:value-type="string">
            <text:p text:style-name="P25">** ou ^</text:p>
          </table:table-cell>
        </table:table-row>
        <table:table-row>
          <table:table-cell table:style-name="TableRowCell" office:value-type="string">
            <text:p text:style-name="P24">Raiz</text:p>
          </table:table-cell>
          <table:table-cell table:style-name="TableRowCell" office:value-type="string">
            <text:p text:style-name="P25">sqrt(numero)</text:p>
          </table:table-cell>
        </table:table-row>
        <table:table-row>
          <table:table-cell table:style-name="TableRowCell" office:value-type="string">
            <text:p text:style-name="P24">Exponencial</text:p>
          </table:table-cell>
          <table:table-cell table:style-name="TableRowCell" office:value-type="string">
            <text:p text:style-name="P25">exp(numero)</text:p>
          </table:table-cell>
        </table:table-row>
        <table:table-row>
          <table:table-cell table:style-name="TableRowCell" office:value-type="string">
            <text:p text:style-name="P24">Log na base n</text:p>
          </table:table-cell>
          <table:table-cell table:style-name="TableRowCell" office:value-type="string">
            <text:p text:style-name="P25">log(numero,n)</text:p>
          </table:table-cell>
        </table:table-row>
      </table:table>
      <text:h text:style-name="Heading_20_2" text:outline-level="2"><text:bookmark-start text:name="operadores-lógicos"/>7.2 Operadores lógicos<text:bookmark-end text:name="operadores-lógicos"/></text:h>
      <text:p text:style-name="TableCaption">Operadores Lógico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26">Operador Lógico</text:p>
            </table:table-cell>
            <table:table-cell table:style-name="TableHeaderRowCell" office:value-type="string">
              <text:p text:style-name="P27">Símbolo</text:p>
            </table:table-cell>
          </table:table-row>
        </table:table-header-rows>
        <table:table-row>
          <table:table-cell table:style-name="TableRowCell" office:value-type="string">
            <text:p text:style-name="P28">Igual</text:p>
          </table:table-cell>
          <table:table-cell table:style-name="TableRowCell" office:value-type="string">
            <text:p text:style-name="P29">==</text:p>
          </table:table-cell>
        </table:table-row>
        <table:table-row>
          <table:table-cell table:style-name="TableRowCell" office:value-type="string">
            <text:p text:style-name="P28">Diferente</text:p>
          </table:table-cell>
          <table:table-cell table:style-name="TableRowCell" office:value-type="string">
            <text:p text:style-name="P29">!=</text:p>
          </table:table-cell>
        </table:table-row>
        <table:table-row>
          <table:table-cell table:style-name="TableRowCell" office:value-type="string">
            <text:p text:style-name="P28">Maior que</text:p>
          </table:table-cell>
          <table:table-cell table:style-name="TableRowCell" office:value-type="string">
            <text:p text:style-name="P29">&gt;</text:p>
          </table:table-cell>
        </table:table-row>
        <table:table-row>
          <table:table-cell table:style-name="TableRowCell" office:value-type="string">
            <text:p text:style-name="P28">Maior ou igual</text:p>
          </table:table-cell>
          <table:table-cell table:style-name="TableRowCell" office:value-type="string">
            <text:p text:style-name="P29">&gt;=</text:p>
          </table:table-cell>
        </table:table-row>
        <table:table-row>
          <table:table-cell table:style-name="TableRowCell" office:value-type="string">
            <text:p text:style-name="P28">Menor que</text:p>
          </table:table-cell>
          <table:table-cell table:style-name="TableRowCell" office:value-type="string">
            <text:p text:style-name="P29">&lt;</text:p>
          </table:table-cell>
        </table:table-row>
        <table:table-row>
          <table:table-cell table:style-name="TableRowCell" office:value-type="string">
            <text:p text:style-name="P28">Menor ou igual</text:p>
          </table:table-cell>
          <table:table-cell table:style-name="TableRowCell" office:value-type="string">
            <text:p text:style-name="P29">&lt;=</text:p>
          </table:table-cell>
        </table:table-row>
        <table:table-row>
          <table:table-cell table:style-name="TableRowCell" office:value-type="string">
            <text:p text:style-name="P28">E</text:p>
          </table:table-cell>
          <table:table-cell table:style-name="TableRowCell" office:value-type="string">
            <text:p text:style-name="P29">&amp;</text:p>
          </table:table-cell>
        </table:table-row>
        <table:table-row>
          <table:table-cell table:style-name="TableRowCell" office:value-type="string">
            <text:p text:style-name="P28">OU</text:p>
          </table:table-cell>
          <table:table-cell table:style-name="TableRowCell" office:value-type="string">
            <text:p text:style-name="P29">|</text:p>
          </table:table-cell>
        </table:table-row>
        <table:table-row>
          <table:table-cell table:style-name="TableRowCell" office:value-type="string">
            <text:p text:style-name="P28">Negação</text:p>
          </table:table-cell>
          <table:table-cell table:style-name="TableRowCell" office:value-type="string">
            <text:p text:style-name="P29">!</text:p>
          </table:table-cell>
        </table:table-row>
      </table:table>
      <text:list text:style-name="L22">
        <text:list-item>
          <text:p text:style-name="P30">A resposta do sistema para uma operação logica é <text:span text:style-name="T2">TRUE</text:span> (verdadeiro) ou <text:span text:style-name="T2">FALSE</text:span> (falso). Ou em termos numericos 1 (verdadeiro), 0 (falso).<text:line-break/></text:p>
        </text:list-item>
        <text:list-item>
          <text:p text:style-name="P30">No caso da negação (NOT), ele vem antes da operação como um todo.<text:line-break/></text:p>
          <text:list text:style-name="L23">
            <text:list-item>
              <text:p text:style-name="P31">Exemplo:<text:line-break/><draw:frame draw:style-name="fr1" text:anchor-type="as-char"><draw:object xlink:href="Formula-0/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-06-á-09---tipo-de-dados"/>8 Aula 06 á 09 - Tipo de dados<text:bookmark-end text:name="aula-06-á-09---tipo-de-dados"/></text:h>
      <text:h text:style-name="Heading_20_2" text:outline-level="2"><text:bookmark-start text:name="tipos-de-dados"/>8.1 Tipos de dados<text:bookmark-end text:name="tipos-de-dados"/></text:h>
      <text:h text:style-name="Heading_20_3" text:outline-level="3"><text:bookmark-start text:name="numerico---numeric"/>8.1.1 Numerico - <text:span text:style-name="T1">numeric</text:span><text:bookmark-end text:name="numerico---numeric"/></text:h>
      <text:list text:style-name="L24">
        <text:list-item>
          <text:p text:style-name="P32">O <text:span text:style-name="T1">R</text:span> converte automaticamente variaveis númericas para tipo numeric.<text:line-break/></text:p>
        </text:list-item>
        <text:list-item>
          <text:p text:style-name="P32">São variaveis contando números tanto inteiros (<text:span text:style-name="T2">int</text:span>), quanto <text:span text:style-name="T2">float</text:span>.<text:line-break/></text:p>
        </text:list-item>
        <text:list-item>
          <text:p text:style-name="P32">Variaveis do tipo numeric podem realizar operações matemáticas.<text:line-break/></text:p>
        </text:list-item>
        <text:list-item>
          <text:p text:style-name="P32">É possivel converter um número qualquer (<text:span text:style-name="T2">numeric</text:span>) para um número inteiro (<text:span text:style-name="T2">int</text:span>) utilizando a função uma função:<text:line-break/></text:p>
          <text:list text:style-name="L25">
            <text:list-item>
              <text:p text:style-name="P33"><text:span text:style-name="Source_Text">as.integer(variavel)</text:span><text:line-break/></text:p>
            </text:list-item>
          </text:list>
        </text:list-item>
        <text:list-item>
          <text:p text:style-name="P32">Observações: </text:p>
          <text:list text:style-name="L26">
            <text:list-item>
              <text:p text:style-name="P34">A função <text:span text:style-name="Source_Text">as.interger(variavel)</text:span> faz truncamente. CUIDADO!!!<text:line-break/></text:p>
            </text:list-item>
            <text:list-item>
              <text:p text:style-name="P34">Para fazer arredondamento, usar a função <text:span text:style-name="Source_Text">round(variavel, qtd_decimal)</text:span>.<text:line-break/></text:p>
            </text:list-item>
          </text:list>
        </text:list-item>
      </text:list>
      <text:h text:style-name="Heading_20_3" text:outline-level="3"><text:bookmark-start text:name="caractere-e-string---character"/>8.1.2 Caractere e String - <text:span text:style-name="T1">character</text:span><text:bookmark-end text:name="caractere-e-string---character"/></text:h>
      <text:list text:style-name="L27">
        <text:list-item>
          <text:p text:style-name="P35">O <text:span text:style-name="T1">R</text:span> entende como variaveis do tipo <text:span text:style-name="T2">character</text:span> (caracter/string) todo dado que tiver entre aspas (““).<text:line-break/></text:p>
        </text:list-item>
        <text:list-item>
          <text:p text:style-name="P35">Mesmo números se tiverem entre aspas, serão lidos como <text:span text:style-name="T2">character</text:span>.<text:line-break/></text:p>
        </text:list-item>
        <text:list-item>
          <text:p text:style-name="P35">Tipo <text:span text:style-name="T2">character</text:span> não faz operações matemáticas.<text:line-break/></text:p>
        </text:list-item>
        <text:list-item>
          <text:p text:style-name="P35">Tipo <text:span text:style-name="T2">character</text:span> faz operações lógicas (igual á, diferente de, …)<text:line-break/></text:p>
          <text:list text:style-name="L28">
            <text:list-item>
              <text:p text:style-name="P36">Espaços em branco fazem diferença para operações lógicas.<text:line-break/></text:p>
            </text:list-item>
          </text:list>
        </text:list-item>
      </text:list>
      <text:h text:style-name="Heading_20_3" text:outline-level="3"><text:bookmark-start text:name="fatores---factor"/>8.1.3 Fatores - <text:span text:style-name="T1">factor</text:span><text:bookmark-end text:name="fatores---factor"/></text:h>
      <text:list text:style-name="L29">
        <text:list-item>
          <text:p text:style-name="P37">Factor é o tipo categoria/enumerado.<text:line-break/></text:p>
        </text:list-item>
        <text:list-item>
          <text:p text:style-name="P37">O tipo <text:span text:style-name="T1">factor</text:span> não se trata de numeros, mas sim de categorias classificar determinado registro.<text:line-break/></text:p>
        </text:list-item>
        <text:list-item>
          <text:p text:style-name="P37">O tipo <text:span text:style-name="T1">factor</text:span> não se comporta como numeros, logo não é possivel fazer operações matematicas nele. Porem aceita operações lógicas.<text:line-break/></text:p>
        </text:list-item>
        <text:list-item>
          <text:p text:style-name="P37">Pacara tipar uma variavel (ou determinado vetor) como <text:span text:style-name="T1">factor</text:span> basta usar a função <text:span text:style-name="Source_Text">as.factor(argumento)</text:span>.<text:line-break/></text:p>
        </text:list-item>
        <text:list-item>
          <text:p text:style-name="P37">No caso da conversão de vetores para tipo factor dos elementos:</text:p>
          <text:list text:style-name="L30">
            <text:list-item>
              <text:p text:style-name="P38">Elementos iguais serão considerados “niveis”.<text:line-break/></text:p>
            </text:list-item>
            <text:list-item>
              <text:p text:style-name="P38">A função <text:span text:style-name="Source_Text">summary(vetor)</text:span>, numera o numero de elementos no mesmo “nivel”.<text:line-break/></text:p>
            </text:list-item>
          </text:list>
        </text:list-item>
      </text:list>
      <text:h text:style-name="Heading_20_3" text:outline-level="3"><text:bookmark-start text:name="lógico"/>8.1.4 Lógico<text:bookmark-end text:name="lógico"/></text:h>
      <text:list text:style-name="L31">
        <text:list-item>
          <text:p text:style-name="P39">É possivel salvar dentro de uma variavel uma operação do tipo lógica.<text:line-break/></text:p>
        </text:list-item>
        <text:list-item>
          <text:p text:style-name="P39">O que é salvo é o resultado da operação, os valores “<text:span text:style-name="T2">TRUE</text:span>” ou “<text:span text:style-name="T2">FALSE</text:span>”.<text:line-break/></text:p>
        </text:list-item>
        <text:list-item>
          <text:p text:style-name="P39">O tipo lógico são palavras reservadas <text:span text:style-name="T2">TRUE</text:span> e <text:span text:style-name="T2">FALSE</text:span>. Se utiliza-las dentro de aspas elas se convertem em tipo character (“<text:span text:style-name="T2">TRUE</text:span>” e “<text:span text:style-name="T2">FALSE</text:span>”).<text:line-break/></text:p>
        </text:list-item>
        <text:list-item>
          <text:p text:style-name="P39">Se converter um tipo lógico para numerico <text:span text:style-name="T2">TRUE</text:span> assume o valor 1 e <text:span text:style-name="T2">FALSE</text:span> o valor 0.<text:line-break/></text:p>
        </text:list-item>
        <text:list-item>
          <text:p text:style-name="P39">Sintaxe (exemplo):<text:line-break/><text:span text:style-name="Source_Text">L &lt;- variavel_1 &lt; variavel_2</text:span><text:line-break/></text:p>
        </text:list-item>
      </text:list>
      <text:p text:style-name="Pagebreak"/>
      <text:h text:style-name="Heading_20_2" text:outline-level="2"><text:bookmark-start text:name="descobrir-e-converter-tipos"/>8.2 Descobrir e converter tipos<text:bookmark-end text:name="descobrir-e-converter-tipos"/></text:h>
      <text:h text:style-name="Heading_20_3" text:outline-level="3"><text:bookmark-start text:name="as.tipo"/>8.2.1 as.tipo<text:bookmark-end text:name="as.tipo"/></text:h>
      <text:list text:style-name="L32">
        <text:list-item>
          <text:p text:style-name="P40">As funções começadas por “<text:span text:style-name="T1">as</text:span>.”, seguidas do “<text:span text:style-name="T2">tipo</text:span>” e a “<text:span text:style-name="T2">variavel</text:span>” como argumento, servem para converter variaveis para outros tipos.<text:line-break/></text:p>
        </text:list-item>
        <text:list-item>
          <text:p text:style-name="P40">Sintaxe (exemplo):<text:line-break/><text:span text:style-name="Source_Text">as.factor(variavel)</text:span><text:line-break/></text:p>
          <text:list text:style-name="L33">
            <text:list-item>
              <text:p text:style-name="P41">converte a variavel de um tipo qualquer para uma variavel do tipo factor.<text:line-break/></text:p>
            </text:list-item>
          </text:list>
        </text:list-item>
      </text:list>
      <text:h text:style-name="Heading_20_3" text:outline-level="3"><text:bookmark-start text:name="is.tipo"/>8.2.2 is.tipo<text:bookmark-end text:name="is.tipo"/></text:h>
      <text:list text:style-name="L34">
        <text:list-item>
          <text:p text:style-name="P42">As funções começadas por “<text:span text:style-name="T1">is</text:span>.”, seguidas por “<text:span text:style-name="T2">tipo</text:span>” e a “<text:span text:style-name="T2">variavel</text:span>” como argumento, servem para descobrir/confirmar o tipo da variavel.<text:line-break/></text:p>
        </text:list-item>
        <text:list-item>
          <text:p text:style-name="P42">O retorno é “<text:span text:style-name="T2">TRUE</text:span>” ou “<text:span text:style-name="T2">FALSE</text:span>”.</text:p>
        </text:list-item>
        <text:list-item>
          <text:p text:style-name="P42">Sintaxe (exemplo):<text:line-break/><text:span text:style-name="Source_Text">is.factor(variavel)</text:span><text:line-break/></text:p>
          <text:list text:style-name="L35">
            <text:list-item>
              <text:p text:style-name="P43">Retorna “<text:span text:style-name="T2">TRUE</text:span>” se verdadeiro, o tipo da variavel for factor.<text:line-break/></text:p>
            </text:list-item>
            <text:list-item>
              <text:p text:style-name="P43">Ou retorna “<text:span text:style-name="T2">FALSE</text:span>” se falso, o tipo da variavel não for factor.<text:line-break/></text:p>
            </text:list-item>
          </text:list>
        </text:list-item>
      </text:list>
      <text:p text:style-name="Pagebreak"/>
      <text:h text:style-name="Heading_20_1" text:outline-level="1"><text:bookmark-start text:name="aula-10-e-11---vetores-e-listas"/>9 Aula 10 e 11 - Vetores e Listas<text:bookmark-end text:name="aula-10-e-11---vetores-e-listas"/></text:h>
      <text:h text:style-name="Heading_20_2" text:outline-level="2"><text:bookmark-start text:name="vetor"/>9.1 Vetor<text:bookmark-end text:name="vetor"/></text:h>
      <text:list text:style-name="L36">
        <text:list-item>
          <text:p text:style-name="P44">Vetores são variaves que aguardam diversos valores de mesmo tipo.<text:line-break/></text:p>
        </text:list-item>
        <text:list-item>
          <text:p text:style-name="P44">No <text:span text:style-name="T1">R</text:span> o vetor é criado a partir da função <text:span text:style-name="Source_Text">c()</text:span>.<text:line-break/></text:p>
        </text:list-item>
        <text:list-item>
          <text:p text:style-name="P44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44"><text:span text:style-name="T2">length</text:span> indica o tamanho do vetor, o numero de elementos dentro do vetor.<text:line-break/></text:p>
        </text:list-item>
        <text:list-item>
          <text:p text:style-name="P44">Caso seja inserido um dado do tipo <text:span text:style-name="T2">character</text:span> para um vetor do tipo <text:span text:style-name="T2">numerico</text:span>, ele converte todo o vetor em tipo <text:span text:style-name="T2">character</text:span> (todos os elementos em <text:span text:style-name="T2">character</text:span>).<text:line-break/></text:p>
        </text:list-item>
        <text:list-item>
          <text:p text:style-name="P44">Sintaxe (exemplo):<text:line-break/><text:span text:style-name="Source_Text">c(10,5,8,...)</text:span><text:line-break/></text:p>
        </text:list-item>
        <text:list-item>
          <text:p text:style-name="P44">Acessando um valor dentro de uma vetor, uso a notaçao:<text:line-break/><text:span text:style-name="Source_Text">nome_do_vetor[posição]</text:span><text:line-break/></text:p>
        </text:list-item>
      </text:list>
      <text:h text:style-name="Heading_20_2" text:outline-level="2"><text:bookmark-start text:name="lista"/>9.2 Lista<text:bookmark-end text:name="lista"/></text:h>
      <text:list text:style-name="L37">
        <text:list-item>
          <text:p text:style-name="P45">Listas sao os objetos R que contem elementos de diferentes tipos (diferente do vetor), como _ numeros, strings, vetores e outra lista dentro dela.<text:line-break/></text:p>
        </text:list-item>
        <text:list-item>
          <text:p text:style-name="P45">Uma lista tambem pode conter uma matriz ou uma funcao como seus elementos.<text:line-break/></text:p>
        </text:list-item>
        <text:list-item>
          <text:p text:style-name="P45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45">A lista e criada usando a funçãoo <text:span text:style-name="Source_Text">list()</text:span>.<text:line-break/></text:p>
        </text:list-item>
        <text:list-item>
          <text:p text:style-name="P45">Sintaxe (exemplo):<text:line-break/><text:span text:style-name="Source_Text">list(azul, 10, c(5,8,9), ...)</text:span><text:line-break/></text:p>
        </text:list-item>
        <text:list-item>
          <text:p text:style-name="P45">Acessando um valor dentro de uma lista.<text:line-break/></text:p>
          <text:list text:style-name="L38">
            <text:list-item>
              <text:p text:style-name="P46">Notaçao:<text:line-break/><text:span text:style-name="Source_Text">nome_da_lista [[posição]]</text:span><text:line-break/></text:p>
            </text:list-item>
            <text:list-item>
              <text:p text:style-name="P46">Caso tenha uma lista ou vetor dentro de algum elemento:<text:line-break/><text:span text:style-name="Source_Text">nome_da_lista [[posição]][posição_dento_da_lista_ou_vetor_do_elemento]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ula-12-e-13---matrizes-e-data.frames"/>10 Aula 12 e 13 - Matrizes e Data.frames<text:bookmark-end text:name="aula-12-e-13---matrizes-e-data.frames"/></text:h>
      <text:h text:style-name="Heading_20_2" text:outline-level="2"><text:bookmark-start text:name="matrizes"/>10.1 Matrizes<text:bookmark-end text:name="matrizes"/></text:h>
      <text:list text:style-name="L39">
        <text:list-item>
          <text:p text:style-name="P47">Vetor com duas dimensões.<text:line-break/></text:p>
        </text:list-item>
        <text:list-item>
          <text:p text:style-name="P47">A matriz aceita só um tipo de dado, assim como vetores.<text:line-break/></text:p>
        </text:list-item>
        <text:list-item>
          <text:p text:style-name="P47">Caso entrar com dados de diversos <text:span text:style-name="T2">tipos</text:span>, ela se transforma numa matriz não numerica para comportar.<text:line-break/></text:p>
        </text:list-item>
        <text:list-item>
          <text:p text:style-name="P47">Criar uma matriz:<text:line-break/><text:span text:style-name="Source_Text">variavel &lt;- matrix(data = NA, nrow = 1, ncol = 1, byrow = FALSE, dimnames = NULL)</text:span><text:line-break/></text:p>
          <text:list text:style-name="L40">
            <text:list-item>
              <text:p text:style-name="P48"><text:span text:style-name="T1">data</text:span> = inserir dados, incluir listas ou vetores.<text:line-break/><text:span text:style-name="Source_Text">data = c(vetor1,vetor2,vetor3)</text:span><text:line-break/></text:p>
            </text:list-item>
            <text:list-item>
              <text:p text:style-name="P48"><text:span text:style-name="T1">nrow</text:span> = numero de linhas.<text:line-break/></text:p>
            </text:list-item>
            <text:list-item>
              <text:p text:style-name="P48"><text:span text:style-name="T1">ncol</text:span> = numero de colunas.<text:line-break/></text:p>
            </text:list-item>
            <text:list-item>
              <text:p text:style-name="P48"><text:span text:style-name="T1">byrow</text:span> = lógica. Se FALSE (o padrão) a matriz é preenchida por colunas, caso contrário a matriz é preenchida por linhas.<text:line-break/></text:p>
            </text:list-item>
            <text:list-item>
              <text:p text:style-name="P48"><text:span text:style-name="T1">dimnames</text:span> = NULL ou uma lista de comprimento 2 fornecendo os nomes das linhas e colunas, respectivamente. Uma lista vazia é tratada como NULL e uma lista de comprimento um como nomes de linha.<text:line-break/><text:span text:style-name="Source_Text">dimnames = list(c("lx","ly","lz"),c("c1","c2","c3"))</text:span><text:line-break/></text:p>
            </text:list-item>
          </text:list>
        </text:list-item>
        <text:list-item>
          <text:p text:style-name="P47">Adicionando registros/linhas, usar a função <text:span text:style-name="Source_Text">rbind()</text:span>.<text:line-break/><text:span text:style-name="Source_Text">rbind(vetor1,vetor2,...)</text:span><text:line-break/></text:p>
        </text:list-item>
        <text:list-item>
          <text:p text:style-name="P47">Adicionando campos/colunas, usar a função <text:span text:style-name="Source_Text">cbind()</text:span>.<text:line-break/><text:span text:style-name="Source_Text">cbind(vetor1,vetor2,...)</text:span><text:line-break/></text:p>
        </text:list-item>
        <text:list-item>
          <text:p text:style-name="P47">Acessando dados dentro da matriz:<text:line-break/></text:p>
          <text:list text:style-name="L41">
            <text:list-item>
              <text:p text:style-name="P49">Acessando um elemento:<text:line-break/><text:span text:style-name="Source_Text">variavel_da_matrix [linha, coluna]</text:span><text:line-break/></text:p>
            </text:list-item>
            <text:list-item>
              <text:p text:style-name="P49">Acessando uma linha:<text:line-break/><text:span text:style-name="Source_Text">variavel_da_matrix [linha,]</text:span><text:line-break/></text:p>
            </text:list-item>
            <text:list-item>
              <text:p text:style-name="P49">Acessando uma coluna:<text:line-break/><text:span text:style-name="Source_Text">variavel_da_matrix [, coluna]</text:span><text:line-break/></text:p>
            </text:list-item>
          </text:list>
        </text:list-item>
      </text:list>
      <text:h text:style-name="Heading_20_2" text:outline-level="2"><text:bookmark-start text:name="tabela-de-dados---data.frames"/>10.2 Tabela de dados - Data.frames<text:bookmark-end text:name="tabela-de-dados---data.frames"/></text:h>
      <text:list text:style-name="L42">
        <text:list-item>
          <text:p text:style-name="P50">Na tabela de dados podemos ter dois ou mais <text:span text:style-name="T2">tipos</text:span> de dados misturados, sendo uma coluna/campo para cada tipo.<text:line-break/></text:p>
        </text:list-item>
        <text:list-item>
          <text:p text:style-name="P50">Criando um data.frame a partir de vetores:<text:line-break/><text:span text:style-name="Source_Text">variavel_df &lt;- data.frame(nome_vetor1,nome_vetor2,...)</text:span><text:line-break/></text:p>
          <text:list text:style-name="L43">
            <text:list-item>
              <text:p text:style-name="P51">O nome das veriaveis dos vetores serão o nome dos campos/colunas.<text:line-break/></text:p>
            </text:list-item>
          </text:list>
        </text:list-item>
        <text:list-item>
          <text:p text:style-name="P50">Acessando dados dentro do <text:span text:style-name="Source_Text">data.frame</text:span>:<text:line-break/></text:p>
          <text:list text:style-name="L44">
            <text:list-item>
              <text:p text:style-name="P52">Acessando um campo inteiro, pode usar o nome do campo:<text:line-break/></text:p>
              <text:list text:style-name="L45">
                <text:list-item>
                  <text:p text:style-name="P53">retorna o vetor dos dados, com o <text:span text:style-name="T2">tipo</text:span> <text:span text:style-name="Source_Text">data.frame</text:span>.<text:line-break/><text:span text:style-name="Source_Text">nome_do_df[numero_da_coluna]</text:span><text:line-break/></text:p>
                </text:list-item>
                <text:list-item>
                  <text:p text:style-name="P53">retorna o vetor com os dados, com o <text:span text:style-name="T2">tipo</text:span> original da coluna.<text:line-break/><text:span text:style-name="Source_Text">nome_do_df$nome_do_campo</text:span><text:line-break/></text:p>
                </text:list-item>
              </text:list>
            </text:list-item>
            <text:list-item>
              <text:p text:style-name="P52">Acessando um elemento:<text:line-break/><text:span text:style-name="Source_Text">nome_do_df[linha, coluna]</text:span><text:line-break/></text:p>
            </text:list-item>
            <text:list-item>
              <text:p text:style-name="P52">Acessando uma linha:<text:line-break/><text:span text:style-name="Source_Text">nome_do_df[linha,]</text:span><text:line-break/></text:p>
            </text:list-item>
          </text:list>
        </text:list-item>
        <text:list-item>
          <text:p text:style-name="P50">Excluindo uma coluna:<text:line-break/><text:span text:style-name="Source_Text">nome_do_df$nome_coluna &lt;- NULL</text:span><text:line-break/></text:p>
        </text:list-item>
        <text:list-item>
          <text:p text:style-name="P50">Inserindo uma nova coluna:<text:line-break/><text:span text:style-name="Source_Text">nome_do_df$nome_nova_coluna &lt;- valor</text:span><text:line-break/></text:p>
        </text:list-item>
      </text:list>
      <text:h text:style-name="Heading_20_2" text:outline-level="2"><text:bookmark-start text:name="visualizar-dados-matriz-e-data.frame---view"/>10.3 Visualizar dados matriz e data.frame - VIEW<text:bookmark-end text:name="visualizar-dados-matriz-e-data.frame---view"/></text:h>
      <text:list text:style-name="L46">
        <text:list-item>
          <text:p text:style-name="P54">Para apresentar os dados no console, basta penas chamar o nome da variavel com o dado armazenado.<text:line-break/><text:span text:style-name="Source_Text">nome_da_variavel</text:span><text:line-break/></text:p>
        </text:list-item>
        <text:list-item>
          <text:p text:style-name="P54">A função <text:span text:style-name="T1">VIEW</text:span> é usada para visualização de dados em formato planilha.<text:line-break/><text:span text:style-name="Source_Text">VIEW(variavel_matriz/data.frame)</text:span><text:line-break/></text:p>
        </text:list-item>
      </text:list>
      <text:p text:style-name="Pagebreak"/>
      <text:h text:style-name="Heading_20_1" text:outline-level="1"><text:bookmark-start text:name="aula-14-e-15---filtros"/>11 Aula 14 e 15 - Filtros<text:bookmark-end text:name="aula-14-e-15---filtros"/></text:h>
      <text:list text:style-name="L47">
        <text:list-item>
          <text:p text:style-name="P55">Acessar, extrair e modificar dados em variaveis.<text:line-break/></text:p>
        </text:list-item>
      </text:list>
      <text:h text:style-name="Heading_20_2" text:outline-level="2"><text:bookmark-start text:name="vetor-1"/>11.1 Vetor<text:bookmark-end text:name="vetor-1"/></text:h>
      <text:list text:style-name="L48">
        <text:list-item>
          <text:p text:style-name="P56">Acessar dados:<text:line-break/></text:p>
          <text:list text:style-name="L49">
            <text:list-item>
              <text:p text:style-name="P57">Acessar um elemento em determinada posição.<text:line-break/><text:span text:style-name="Source_Text">nome_vetor[posição_do_elemento]</text:span><text:line-break/></text:p>
            </text:list-item>
            <text:list-item>
              <text:p text:style-name="P57">Acessar todos os elementos, menos determinada posição.<text:line-break/><text:span text:style-name="Source_Text">nome_vetor[ -posição_do_elemento_excluido]</text:span><text:line-break/></text:p>
            </text:list-item>
            <text:list-item>
              <text:p text:style-name="P57">Dados entre posições (da <text:span text:style-name="T2">posição1</text:span> a <text:span text:style-name="T2">posição2</text:span>, <text:span text:style-name="T2">posição1</text:span> e <text:span text:style-name="T2">posição2</text:span> inclusas).<text:line-break/><text:span text:style-name="Source_Text">nome_vetor[posição1:posição2]</text:span><text:line-break/></text:p>
            </text:list-item>
            <text:list-item>
              <text:p text:style-name="P57">Acessando a posição final do vetor com ajuda da função <text:span text:style-name="T1">length</text:span>() (devolve o tamanho do vetor, ou seja, a ultima posição).<text:line-break/><text:span text:style-name="Source_Text">nome_vetor[ posição1:length(nome_vetor)]</text:span><text:line-break/></text:p>
            </text:list-item>
            <text:list-item>
              <text:p text:style-name="P57">Acessando posição determinada atraves de operação matematica.<text:line-break/><text:span text:style-name="Source_Text">nome_vetor[ length(nome_vetor)-2:length(nome_vetor)]</text:span><text:line-break/></text:p>
            </text:list-item>
            <text:list-item>
              <text:p text:style-name="P57">Acessando dados atraves de condições.<text:line-break/><text:span text:style-name="Source_Text">nome_vetor[nome_vetor==condição]</text:span><text:line-break/><text:span text:style-name="Source_Text">nome_vetor[nome_vetor!=condição]</text:span><text:line-break/><text:span text:style-name="Source_Text">nome_vetor[nome_vetor&gt;condição]</text:span><text:line-break/><text:span text:style-name="Source_Text">nome_vetor[nome_vetor&lt;=condição]</text:span><text:line-break/></text:p>
            </text:list-item>
          </text:list>
        </text:list-item>
        <text:list-item>
          <text:p text:style-name="P56">Observação:<text:line-break/></text:p>
          <text:list text:style-name="L50">
            <text:list-item>
              <text:p text:style-name="P58">A função <text:span text:style-name="Source_Text">length()</text:span> devolve o tamanho do vetor, ou seja, a última posição.<text:line-break/></text:p>
            </text:list-item>
          </text:list>
        </text:list-item>
      </text:list>
      <text:p text:style-name="Pagebreak"/>
      <text:h text:style-name="Heading_20_2" text:outline-level="2"><text:bookmark-start text:name="data.frames"/>11.2 Data.Frames<text:bookmark-end text:name="data.frames"/></text:h>
      <text:list text:style-name="L51">
        <text:list-item>
          <text:p text:style-name="P59">Acessar dados:<text:line-break/></text:p>
          <text:list text:style-name="L52">
            <text:list-item>
              <text:p text:style-name="P60">Acessando coluna/campo pelo numero da posição:<text:line-break/><text:span text:style-name="Source_Text">df[numero_da_coluna]</text:span><text:line-break/></text:p>
            </text:list-item>
            <text:list-item>
              <text:p text:style-name="P60">Acessando registro pelo numero da linha:<text:line-break/><text:span text:style-name="Source_Text">df[numero_da_linha,]</text:span><text:line-break/></text:p>
            </text:list-item>
            <text:list-item>
              <text:p text:style-name="P60">Acessando intervalo de colunas (posições inclusas):<text:line-break/><text:span text:style-name="Source_Text">df[numero_da_coluna_inicial:numero_da_coluna_final]</text:span><text:line-break/></text:p>
            </text:list-item>
            <text:list-item>
              <text:p text:style-name="P60">Acessando intervalo de linhas (posições inclusas):<text:line-break/><text:span text:style-name="Source_Text">df[numero_da_linha_inicial:numero_da_linha_final,]</text:span><text:line-break/></text:p>
            </text:list-item>
            <text:list-item>
              <text:p text:style-name="P60">Excluindo uma coluna do filtro:<text:line-break/><text:span text:style-name="Source_Text">df[-numero_da_coluna]</text:span><text:line-break/></text:p>
            </text:list-item>
            <text:list-item>
              <text:p text:style-name="P60">Juntando linha e coluna para acessar dados:<text:line-break/><text:span text:style-name="Source_Text">df[numero_linha,numero_coluna]</text:span><text:line-break/></text:p>
            </text:list-item>
            <text:list-item>
              <text:p text:style-name="P60">Acessando determinado registro de intervalo de colunas:<text:line-break/><text:span text:style-name="Source_Text">df[numero_linha,numero_da_coluna_inicial:numero_da_coluna_final]</text:span><text:line-break/></text:p>
            </text:list-item>
            <text:list-item>
              <text:p text:style-name="P60">Acessando registro, excluindo determinada coluna:<text:line-break/><text:span text:style-name="Source_Text">df[numero_lina,-numero_coluna]</text:span><text:line-break/></text:p>
            </text:list-item>
            <text:list-item>
              <text:p text:style-name="P60">Acessando intervalo de linhas e colunas:<text:line-break/><text:span text:style-name="Source_Text">df[numero_da_linha_inicial:numero_da_linha_final,numero_da_coluna_inicial:numero_da_coluna_final]</text:span><text:line-break/></text:p>
            </text:list-item>
            <text:list-item>
              <text:p text:style-name="P60">Excluindo deversas colunas do filtro:<text:line-break/><text:span text:style-name="Source_Text">df[c(-numero_coluna1,-numero_coluna2,-numero_coluna3,...)]</text:span><text:line-break/></text:p>
            </text:list-item>
          </text:list>
        </text:list-item>
        <text:list-item>
          <text:p text:style-name="P59">Filtro por nome da coluna:<text:line-break/></text:p>
          <text:list text:style-name="L53">
            <text:list-item>
              <text:p text:style-name="P61">Acessando um elemento da coluna:<text:line-break/><text:span text:style-name="Source_Text">df$nome_coluna[numero_registro]</text:span><text:line-break/></text:p>
            </text:list-item>
            <text:list-item>
              <text:p text:style-name="P61">Acessando um intervalo de registro:<text:line-break/><text:span text:style-name="Source_Text">df$nome_coluna[numero_registro_inicial:numero_registro_final]</text:span><text:line-break/></text:p>
            </text:list-item>
            <text:list-item>
              <text:p text:style-name="P61">Acessar determinados registros usando operador lógico:<text:line-break/><text:span text:style-name="Source_Text">df$nome_coluna[valor==condição]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ula-16---condicionais-if-for-e-while"/>12 Aula 16 - Condicionais <text:span text:style-name="T1">IF</text:span>, <text:span text:style-name="T1">FOR</text:span> e <text:span text:style-name="T1">WHILE</text:span><text:bookmark-end text:name="aula-16---condicionais-if-for-e-while"/></text:h>
      <text:h text:style-name="Heading_20_2" text:outline-level="2"><text:bookmark-start text:name="if"/>12.1 <text:span text:style-name="T1">IF</text:span><text:bookmark-end text:name="if"/></text:h>
      <text:list text:style-name="L54">
        <text:list-item>
          <text:p text:style-name="P62"><text:span text:style-name="T1">IF</text:span><text:line-break/></text:p>
          <text:list text:style-name="L55">
            <text:list-item>
              <text:p text:style-name="P63">“<text:span text:style-name="T1">Se</text:span> algo é verdade, faça isso…”<text:line-break/></text:p>
            </text:list-item>
            <text:list-item>
              <text:p text:style-name="P63"><text:span text:style-name="T1">Se</text:span> uma <text:span text:style-name="T2">condição</text:span> for verdadeira algo deve ser executado. </text:p>
            </text:list-item>
            <text:list-item>
              <text:p text:style-name="P63">Sintaxe:<text:line-break/></text:p>
            </text:list-item>
          </text:list>
          <text:p text:style-name="P64">if (condição){</text:p>
          <text:p text:style-name="P65">operção</text:p>
          <text:p text:style-name="P66">}</text:p>
        </text:list-item>
        <text:list-item>
          <text:p text:style-name="P62"><text:span text:style-name="T1">ELSE</text:span><text:line-break/></text:p>
          <text:list text:style-name="L56">
            <text:list-item>
              <text:p text:style-name="P67">“<text:span text:style-name="T1">Se</text:span> algo é verdade, faça isso…, <text:span text:style-name="T1">senão</text:span> faça aquilo outro”<text:line-break/></text:p>
            </text:list-item>
            <text:list-item>
              <text:p text:style-name="P67">O <text:span text:style-name="T1">else</text:span> faz algo se a condição do <text:span text:style-name="T1">if</text:span> não for atendido.<text:line-break/></text:p>
            </text:list-item>
            <text:list-item>
              <text:p text:style-name="P67">Sintaxe:<text:line-break/></text:p>
            </text:list-item>
          </text:list>
          <text:p text:style-name="P68">if (condição){</text:p>
          <text:p text:style-name="P69">operação1</text:p>
          <text:p text:style-name="P70">} else {</text:p>
          <text:p text:style-name="P71">operação2</text:p>
          <text:p text:style-name="P72">}</text:p>
        </text:list-item>
        <text:list-item>
          <text:p text:style-name="P62"><text:span text:style-name="T1">ELSE IF</text:span><text:line-break/></text:p>
          <text:list text:style-name="L57">
            <text:list-item>
              <text:p text:style-name="P73">“<text:span text:style-name="T1">Se</text:span> algo é verdadeiro faça isso …, <text:span text:style-name="T1">caso</text:span> derterminada <text:span text:style-name="T2">condição</text:span> faça aquilo outro, <text:span text:style-name="T1">senão</text:span> …”<text:line-break/></text:p>
            </text:list-item>
            <text:list-item>
              <text:p text:style-name="P73">Cria <text:span text:style-name="T1">casos</text:span> com <text:span text:style-name="T2">condições</text:span> a serem avaliadas, depois que anterior é analisada.<text:line-break/></text:p>
            </text:list-item>
            <text:list-item>
              <text:p text:style-name="P73">Podem existir varios <text:span text:style-name="T1">else if</text:span>.<text:line-break/></text:p>
            </text:list-item>
            <text:list-item>
              <text:p text:style-name="P73">Sintaxe:<text:line-break/></text:p>
            </text:list-item>
          </text:list>
          <text:p text:style-name="P74">if (condição1){</text:p>
          <text:p text:style-name="P75">operação1</text:p>
          <text:p text:style-name="P76">} else if (condição2){</text:p>
          <text:p text:style-name="P77">operação2</text:p>
          <text:p text:style-name="P78">} else {</text:p>
          <text:p text:style-name="P79">operação3</text:p>
          <text:p text:style-name="P80">}</text:p>
        </text:list-item>
      </text:list>
      <text:p text:style-name="Pagebreak"/>
      <text:h text:style-name="Heading_20_2" text:outline-level="2"><text:bookmark-start text:name="loop-for"/>12.2 Loop <text:span text:style-name="T1">FOR</text:span><text:bookmark-end text:name="loop-for"/></text:h>
      <text:list text:style-name="L58">
        <text:list-item>
          <text:p text:style-name="P81">“Para cada posição do <text:span text:style-name="T2">vetor</text:span> faça isso…”<text:line-break/></text:p>
        </text:list-item>
        <text:list-item>
          <text:p text:style-name="P81"><text:span text:style-name="T1">FOR</text:span> é usado para percorre um <text:span text:style-name="T2">vetor</text:span>.<text:line-break/></text:p>
        </text:list-item>
        <text:list-item>
          <text:p text:style-name="P81">A variavel <text:span text:style-name="T2">i</text:span> é incrementada a cada loop.<text:line-break/></text:p>
        </text:list-item>
        <text:list-item>
          <text:p text:style-name="P81">Sintaxe:<text:line-break/></text:p>
        </text:list-item>
      </text:list>
      <text:p text:style-name="P82">for (i in vetor){</text:p>
      <text:p text:style-name="P83">operação</text:p>
      <text:p text:style-name="P84">}</text:p>
      <text:h text:style-name="Heading_20_2" text:outline-level="2"><text:bookmark-start text:name="loop-while"/>12.3 Loop <text:span text:style-name="T1">WHILE</text:span><text:bookmark-end text:name="loop-while"/></text:h>
      <text:list text:style-name="L59">
        <text:list-item>
          <text:p text:style-name="P85">“Enquanto a condição for verdadeira, execute…”<text:line-break/></text:p>
        </text:list-item>
        <text:list-item>
          <text:p text:style-name="P85">Executa o loop enquanto uma determinada <text:span text:style-name="T2">condição</text:span> (operção lógica) for verdadeira.<text:line-break/></text:p>
        </text:list-item>
        <text:list-item>
          <text:p text:style-name="P85">Sintaxe:<text:line-break/></text:p>
        </text:list-item>
      </text:list>
      <text:p text:style-name="P86">while(condição){</text:p>
      <text:p text:style-name="P87">operção</text:p>
      <text:p text:style-name="P88">}</text:p>
      <text:p text:style-name="Pagebreak"/>
      <text:h text:style-name="Heading_20_1" text:outline-level="1"><text:bookmark-start text:name="aula-17---função-e-print"/>13 Aula 17 - Função e print<text:bookmark-end text:name="aula-17---função-e-print"/></text:h>
      <text:h text:style-name="Heading_20_2" text:outline-level="2"><text:bookmark-start text:name="função---function"/>13.1 Função - <text:span text:style-name="T1">function</text:span><text:bookmark-end text:name="função---function"/></text:h>
      <text:list text:style-name="L60">
        <text:list-item>
          <text:p text:style-name="P89">Criar funções tem o objeto de evitar ter que reescrever varias vezes as mesmas instruções, abreviar esse trabalho.<text:line-break/></text:p>
        </text:list-item>
        <text:list-item>
          <text:p text:style-name="P89">Uma função é um conjunto de instruções organizadas em conjunto para executar uma tarefa específica.<text:line-break/></text:p>
        </text:list-item>
        <text:list-item>
          <text:p text:style-name="P89">Podem ser passados diversos <text:span text:style-name="T2">parametros</text:span> para dentro da função, basta informar isso na criação da função. <text:span text:style-name="T2">Parametros</text:span> são valores ou variaveis que são colocados para dentro da função.<text:line-break/></text:p>
        </text:list-item>
        <text:list-item>
          <text:p text:style-name="P89">As variaveis criadas e usadas dentro de <text:span text:style-name="T1">functions</text:span> (funções) são locais, não existem fora da função, deixam de existir depois que a função é executada.<text:line-break/></text:p>
        </text:list-item>
        <text:list-item>
          <text:p text:style-name="P89">A instrução <text:span text:style-name="T1">return</text:span>() devolve o <text:span text:style-name="T2">argumento</text:span> para fora da função.<text:line-break/></text:p>
        </text:list-item>
        <text:list-item>
          <text:p text:style-name="P89">Sintaxe:<text:line-break/></text:p>
        </text:list-item>
      </text:list>
      <text:p text:style-name="P90">nome_da_função &lt;- function(parametro_1,...){</text:p>
      <text:p text:style-name="P91">instruções</text:p>
      <text:p text:style-name="P92">print(variavel)</text:p>
      <text:p text:style-name="P93">return (variavel_argumento)</text:p>
      <text:p text:style-name="P94">}</text:p>
      <text:h text:style-name="Heading_20_2" text:outline-level="2"><text:bookmark-start text:name="print"/>13.2 Print<text:bookmark-end text:name="print"/></text:h>
      <text:list text:style-name="L61">
        <text:list-item>
          <text:p text:style-name="P95">A função <text:span text:style-name="T1">print</text:span>(<text:span text:style-name="T2">argumento</text:span>) imprime seu argumento na tela.<text:line-break/></text:p>
        </text:list-item>
        <text:list-item>
          <text:p text:style-name="P95">É uma função útil para usar dentro de <text:span text:style-name="T1">functions</text:span> (funções), dado que as variaveis dentro de <text:span text:style-name="T1">function</text:span> são locais.<text:line-break/>Sintaxe:<text:line-break/><text:span text:style-name="Source_Text">print(variavel)</text:span><text:line-break/></text:p>
        </text:list-item>
      </text:list>
      <text:p text:style-name="Pagebreak"/>
      <text:h text:style-name="Heading_20_1" text:outline-level="1"><text:bookmark-start text:name="andamento-dos-estudos"/>14 Andamento dos Estudos<text:bookmark-end text:name="andamento-dos-estudos"/></text:h>
      <text:h text:style-name="Heading_20_2" text:outline-level="2"><text:bookmark-start text:name="assunto-em-andamento"/>14.1 Assunto em andamento<text:bookmark-end text:name="assunto-em-andamento"/></text:h>
      <text:p text:style-name="First_20_paragraph">Concluíd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Curso de R básico</dc:title>
    <dc:description/>
    <dc:subject/>
    <meta:keyword/>
    <meta:initial-creator>Sergio Pedro R Oliveira</meta:initial-creator>
    <dc:creator>Sergio Pedro R Oliveira</dc:creator>
    <meta:creation-date>2023-04-28T20:11:32Z</meta:creation-date>
    <dc:date>2023-04-28T20:11:32Z</dc:date>
    <meta:user-defined meta:name="date" meta:value-type="string">2023-04-28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i>!</mi>
    <mn>5</mn>
    <mo>&gt;</mo>
    <mn>4</mn>
  </mrow>
</math>
</file>